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style>
    <style:style style:name="P3" style:family="paragraph" style:parent-style-name="List_20_Paragraph">
      <style:paragraph-properties fo:line-height="100%"/>
    </style:style>
    <style:style style:name="P4" style:family="paragraph" style:parent-style-name="Standard">
      <style:paragraph-properties fo:margin-left="0.5in" fo:line-height="100%" fo:text-indent="-0.5in" style:auto-text-indent="false"/>
      <style:text-properties officeooo:paragraph-rsid="0016ea86"/>
    </style:style>
    <style:style style:name="P5" style:family="paragraph" style:parent-style-name="Standard">
      <style:paragraph-properties fo:margin-left="0.5in" fo:line-height="100%"/>
    </style:style>
    <style:style style:name="P6" style:family="paragraph" style:parent-style-name="Standard">
      <style:paragraph-properties fo:line-height="100%" fo:text-align="center" style:justify-single-word="false"/>
      <style:text-properties officeooo:rsid="000fa4f5" officeooo:paragraph-rsid="000fa4f5"/>
    </style:style>
    <style:style style:name="P7" style:family="paragraph" style:parent-style-name="Standard">
      <style:paragraph-properties fo:margin-left="0.5in" fo:line-height="100%" fo:text-indent="-0.5in" style:auto-text-indent="false"/>
      <style:text-properties fo:font-style="normal" fo:font-weight="normal" officeooo:rsid="001a9c87" officeooo:paragraph-rsid="001a9c87" style:font-style-asian="normal" style:font-weight-asian="normal" style:font-style-complex="normal" style:font-weight-complex="normal"/>
    </style:style>
    <style:style style:name="P8" style:family="paragraph" style:parent-style-name="Standard">
      <style:paragraph-properties fo:line-height="100%"/>
      <style:text-properties fo:font-style="normal" fo:font-weight="normal" officeooo:rsid="001cb40a" officeooo:paragraph-rsid="001cb40a" style:font-style-asian="normal" style:font-weight-asian="normal" style:font-style-complex="normal" style:font-weight-complex="normal"/>
    </style:style>
    <style:style style:name="P9"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0" style:family="paragraph" style:parent-style-name="Standard">
      <style:paragraph-properties fo:line-height="100%"/>
      <style:text-properties fo:font-style="normal" officeooo:rsid="001cb40a" officeooo:paragraph-rsid="001cb40a" style:font-style-asian="normal" style:font-style-complex="normal"/>
    </style:style>
    <style:style style:name="P11"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12" style:family="paragraph" style:parent-style-name="Standard">
      <style:paragraph-properties fo:line-height="100%"/>
      <style:text-properties fo:font-weight="normal" officeooo:rsid="000def0e" officeooo:paragraph-rsid="0018f9d7" style:font-weight-asian="normal" style:font-weight-complex="normal"/>
    </style:style>
    <style:style style:name="P13" style:family="paragraph" style:parent-style-name="Standard">
      <style:paragraph-properties fo:line-height="100%"/>
      <style:text-properties fo:font-style="italic" fo:font-weight="normal" officeooo:rsid="001cb40a" officeooo:paragraph-rsid="001cb40a" style:font-style-asian="italic" style:font-weight-asian="normal" style:font-style-complex="italic" style:font-weight-complex="normal"/>
    </style:style>
    <style:style style:name="P14" style:family="paragraph" style:parent-style-name="List_20_Paragraph" style:list-style-name="WWNum12">
      <style:paragraph-properties fo:line-height="100%"/>
    </style:style>
    <style:style style:name="P15" style:family="paragraph" style:parent-style-name="List_20_Paragraph" style:list-style-name="WWNum4">
      <style:paragraph-properties fo:line-height="100%"/>
    </style:style>
    <style:style style:name="P16" style:family="paragraph" style:parent-style-name="List_20_Paragraph" style:list-style-name="WWNum4">
      <style:paragraph-properties fo:line-height="100%"/>
      <style:text-properties officeooo:paragraph-rsid="0018f9d7"/>
    </style:style>
    <style:style style:name="P17" style:family="paragraph" style:parent-style-name="List_20_Paragraph" style:list-style-name="WWNum16">
      <style:paragraph-properties fo:line-height="100%"/>
      <style:text-properties officeooo:paragraph-rsid="0018f9d7"/>
    </style:style>
    <style:style style:name="P18" style:family="paragraph" style:parent-style-name="List_20_Paragraph" style:list-style-name="WWNum6">
      <style:paragraph-properties fo:line-height="100%"/>
      <style:text-properties officeooo:paragraph-rsid="0018f9d7"/>
    </style:style>
    <style:style style:name="P19" style:family="paragraph" style:parent-style-name="List_20_Paragraph" style:list-style-name="WWNum10">
      <style:paragraph-properties fo:line-height="100%"/>
      <style:text-properties officeooo:paragraph-rsid="0018f9d7"/>
    </style:style>
    <style:style style:name="P20" style:family="paragraph" style:parent-style-name="List_20_Paragraph" style:list-style-name="WWNum11">
      <style:paragraph-properties fo:line-height="100%"/>
    </style:style>
    <style:style style:name="P21" style:family="paragraph" style:parent-style-name="List_20_Paragraph" style:list-style-name="WWNum7">
      <style:paragraph-properties fo:line-height="100%"/>
    </style:style>
    <style:style style:name="P22" style:family="paragraph" style:parent-style-name="List_20_Paragraph" style:list-style-name="WWNum9">
      <style:paragraph-properties fo:line-height="100%"/>
    </style:style>
    <style:style style:name="P23" style:family="paragraph" style:parent-style-name="List_20_Paragraph" style:list-style-name="WWNum15">
      <style:paragraph-properties fo:line-height="100%"/>
    </style:style>
    <style:style style:name="P24" style:family="paragraph" style:parent-style-name="List_20_Paragraph" style:list-style-name="WWNum17">
      <style:paragraph-properties fo:line-height="100%"/>
    </style:style>
    <style:style style:name="P25" style:family="paragraph" style:parent-style-name="List_20_Paragraph" style:list-style-name="WWNum14">
      <style:paragraph-properties fo:line-height="100%"/>
    </style:style>
    <style:style style:name="P26" style:family="paragraph" style:parent-style-name="List_20_Paragraph" style:list-style-name="WWNum14">
      <style:paragraph-properties fo:line-height="100%"/>
      <style:text-properties officeooo:rsid="0011706c" officeooo:paragraph-rsid="0011706c"/>
    </style:style>
    <style:style style:name="P27" style:family="paragraph" style:parent-style-name="Standard">
      <style:paragraph-properties fo:line-height="100%" fo:text-align="center" style:justify-single-word="false"/>
    </style:style>
    <style:style style:name="P28" style:family="paragraph" style:parent-style-name="Standard">
      <style:paragraph-properties fo:line-height="100%"/>
    </style:style>
    <style:style style:name="P29" style:family="paragraph" style:parent-style-name="Standard">
      <style:paragraph-properties fo:margin-left="0.5in" fo:line-height="100%" fo:text-indent="-0.5in" style:auto-text-indent="false"/>
      <style:text-properties officeooo:paragraph-rsid="0016ea86"/>
    </style:style>
    <style:style style:name="P30" style:family="paragraph" style:parent-style-name="Standard">
      <style:paragraph-properties fo:margin-left="0.5in" fo:line-height="100%" fo:text-indent="-0.5in" style:auto-text-indent="false"/>
    </style:style>
    <style:style style:name="P31" style:family="paragraph" style:parent-style-name="Standard">
      <style:paragraph-properties fo:margin-left="1in" fo:line-height="100%" fo:text-indent="-0.5in" style:auto-text-indent="false"/>
    </style:style>
    <style:style style:name="P32" style:family="paragraph" style:parent-style-name="Standard">
      <style:paragraph-properties fo:margin-left="0.5in" fo:line-height="100%" fo:text-indent="-0.5in" style:auto-text-indent="false"/>
      <style:text-properties officeooo:paragraph-rsid="0018f9d7"/>
    </style:style>
    <style:style style:name="P33" style:family="paragraph" style:parent-style-name="Standard">
      <style:paragraph-properties fo:line-height="100%"/>
      <style:text-properties officeooo:paragraph-rsid="0018f9d7"/>
    </style:style>
    <style:style style:name="P34" style:family="paragraph" style:parent-style-name="Standard">
      <style:paragraph-properties fo:margin-left="0.5in" fo:line-height="100%"/>
    </style:style>
    <style:style style:name="P35" style:family="paragraph" style:parent-style-name="Standard">
      <style:paragraph-properties fo:line-height="100%"/>
      <style:text-properties officeooo:paragraph-rsid="001d20b0"/>
    </style:style>
    <style:style style:name="P36" style:family="paragraph" style:parent-style-name="Standard">
      <style:paragraph-properties fo:line-height="100%" fo:text-align="center" style:justify-single-word="false"/>
      <style:text-properties fo:language="fr" fo:country="FR"/>
    </style:style>
    <style:style style:name="P37" style:family="paragraph" style:parent-style-name="Standard">
      <style:paragraph-properties fo:line-height="100%"/>
      <style:text-properties fo:language="fr" fo:country="FR" fo:font-weight="bold" style:font-weight-asian="bold" style:font-weight-complex="bold"/>
    </style:style>
    <style:style style:name="P38" style:family="paragraph" style:parent-style-name="Standard">
      <style:paragraph-properties fo:line-height="100%"/>
      <style:text-properties officeooo:rsid="001cb40a" officeooo:paragraph-rsid="001cb40a"/>
    </style:style>
    <style:style style:name="P39" style:family="paragraph" style:parent-style-name="Standard">
      <style:paragraph-properties fo:line-height="100%"/>
      <style:text-properties fo:font-weight="bold" style:font-weight-asian="bold" style:font-weight-complex="bold"/>
    </style:style>
    <style:style style:name="P40"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41" style:family="paragraph" style:parent-style-name="Standard">
      <style:paragraph-properties fo:margin-left="0.5in" fo:line-height="100%" fo:text-indent="-0.5in" style:auto-text-indent="false"/>
      <style:text-properties fo:font-weight="bold" style:font-weight-asian="bold" style:font-weight-complex="bold"/>
    </style:style>
    <style:style style:name="P42" style:family="paragraph" style:parent-style-name="Standard">
      <style:paragraph-properties fo:margin-left="0.5in" fo:line-height="100%" fo:text-indent="-0.5in" style:auto-text-indent="false"/>
      <style:text-properties fo:font-weight="bold" style:font-weight-asian="bold"/>
    </style:style>
    <style:style style:name="P43" style:family="paragraph" style:parent-style-name="Standard">
      <style:paragraph-properties fo:line-height="100%"/>
      <style:text-properties style:font-weight-complex="bold"/>
    </style:style>
    <style:style style:name="P44" style:family="paragraph" style:parent-style-name="Standard">
      <style:paragraph-properties fo:margin-left="0.5in" fo:line-height="100%" fo:text-indent="-0.5in" style:auto-text-indent="false"/>
      <style:text-properties style:font-weight-complex="bold"/>
    </style:style>
    <style:style style:name="P45" style:family="paragraph" style:parent-style-name="Standard">
      <style:paragraph-properties fo:margin-left="1in" fo:line-height="100%" fo:text-indent="-0.5in" style:auto-text-indent="false"/>
      <style:text-properties style:font-weight-complex="bold"/>
    </style:style>
    <style:style style:name="P46"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47"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48"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49" style:family="paragraph" style:parent-style-name="Standard">
      <style:paragraph-properties fo:margin-left="0.25in" fo:line-height="100%"/>
      <style:text-properties fo:font-style="italic" officeooo:paragraph-rsid="0018f9d7" style:font-style-asian="italic" style:font-weight-complex="bold"/>
    </style:style>
    <style:style style:name="P50" style:family="paragraph" style:parent-style-name="Standard">
      <style:paragraph-properties fo:line-height="100%"/>
      <style:text-properties fo:font-style="italic" officeooo:paragraph-rsid="0018f9d7" style:font-style-asian="italic" style:font-weight-complex="bold"/>
    </style:style>
    <style:style style:name="P51" style:family="paragraph" style:parent-style-name="Standard">
      <style:paragraph-properties fo:margin-left="0.5in" fo:line-height="100%" fo:text-indent="-0.5in" style:auto-text-indent="false"/>
      <style:text-properties officeooo:rsid="000def0e" officeooo:paragraph-rsid="0018f9d7"/>
    </style:style>
    <style:style style:name="P52"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53" style:family="paragraph" style:parent-style-name="Standard">
      <style:paragraph-properties fo:margin-left="1in" fo:line-height="100%" fo:text-indent="-0.5in" style:auto-text-indent="false"/>
      <style:text-properties officeooo:rsid="000f3d0b" officeooo:paragraph-rsid="000f3d0b"/>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font-weight="bold" officeooo:rsid="001cb40a" style:font-weight-asian="bold" style:font-weight-complex="bold"/>
    </style:style>
    <style:style style:name="T5" style:family="text">
      <style:text-properties style:font-name="Times New Roman1"/>
    </style:style>
    <style:style style:name="T6" style:family="text">
      <style:text-properties style:font-name="Times New Roman1" fo:language="fr" fo:country="FR" officeooo:rsid="000dd1e2"/>
    </style:style>
    <style:style style:name="T7" style:family="text">
      <style:text-properties style:font-name="Times New Roman1" fo:language="fr" fo:country="FR" fo:font-weight="bold" style:font-name-asian="Times New Roman1" style:font-weight-asian="bold" style:font-name-complex="Times New Roman1"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officeooo:rsid="001d20b0" style:font-style-asian="italic" style:font-style-complex="italic"/>
    </style:style>
    <style:style style:name="T11" style:family="text">
      <style:text-properties fo:font-style="italic" style:font-style-asian="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2f263" style:font-style-asian="italic" style:font-weight-asian="normal" style:font-style-complex="italic"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6ea86" style:font-weight-asian="bold" style:font-weight-complex="bold"/>
    </style:style>
    <style:style style:name="T17" style:family="text">
      <style:text-properties fo:font-weight="bold" officeooo:rsid="001ae2f9" style:font-weight-asian="bold" style:font-weight-complex="bold"/>
    </style:style>
    <style:style style:name="T18" style:family="text">
      <style:text-properties style:font-weight-complex="bold"/>
    </style:style>
    <style:style style:name="T19" style:family="text">
      <style:text-properties officeooo:rsid="000dd1e2" style:font-weight-complex="bold"/>
    </style:style>
    <style:style style:name="T20" style:family="text">
      <style:text-properties officeooo:rsid="0017cfd4" style:font-weight-complex="bold"/>
    </style:style>
    <style:style style:name="T21" style:family="text">
      <style:text-properties officeooo:rsid="00128398" style:font-weight-complex="bold"/>
    </style:style>
    <style:style style:name="T22" style:family="text">
      <style:text-properties style:font-name="Times New Roman2"/>
    </style:style>
    <style:style style:name="T23" style:family="text">
      <style:text-properties style:font-name="Times New Roman2" fo:font-weight="bold" style:font-weight-asian="bold" style:font-weight-complex="bold"/>
    </style:style>
    <style:style style:name="T24" style:family="text">
      <style:text-properties style:font-name="Times New Roman2" fo:font-style="italic" style:font-style-asian="italic" style:font-style-complex="italic"/>
    </style:style>
    <style:style style:name="T25" style:family="text">
      <style:text-properties fo:font-style="normal" fo:font-weight="bold" officeooo:rsid="0012f263" style:font-style-asian="normal" style:font-weight-asian="bold" style:font-style-complex="normal" style:font-weight-complex="bold"/>
    </style:style>
    <style:style style:name="T26" style:family="text">
      <style:text-properties fo:font-style="normal" fo:font-weight="normal" officeooo:rsid="0012f263" style:font-style-asian="normal" style:font-weight-asian="normal" style:font-style-complex="normal" style:font-weight-complex="normal"/>
    </style:style>
    <style:style style:name="T27" style:family="text">
      <style:text-properties fo:font-style="normal" fo:font-weight="normal" officeooo:rsid="00d1aae8" style:font-style-asian="normal" style:font-weight-asian="normal" style:font-style-complex="normal" style:font-weight-complex="normal"/>
    </style:style>
    <style:style style:name="T28" style:family="text">
      <style:text-properties fo:font-style="normal" fo:font-weight="normal" officeooo:rsid="0016ea86" style:font-style-asian="normal" style:font-weight-asian="normal" style:font-style-complex="normal" style:font-weight-complex="normal"/>
    </style:style>
    <style:style style:name="T29" style:family="text">
      <style:text-properties fo:font-weight="normal" officeooo:rsid="0016ea86" style:font-weight-asian="normal" style:font-weight-complex="normal"/>
    </style:style>
    <style:style style:name="T30" style:family="text">
      <style:text-properties style:font-style-complex="italic" style:font-weight-complex="bold"/>
    </style:style>
    <style:style style:name="T31" style:family="text">
      <style:text-properties officeooo:rsid="00144cd0"/>
    </style:style>
    <style:style style:name="T32" style:family="text">
      <style:text-properties style:font-name="Symbol" style:font-name-complex="Symbol1"/>
    </style:style>
    <style:style style:name="T33" style:family="text">
      <style:text-properties officeooo:rsid="000dd1e2"/>
    </style:style>
    <style:style style:name="T34" style:family="text">
      <style:text-properties officeooo:rsid="001d20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6">beasley015.github.io</text:p>
      <text:p text:style-name="P1" loext:marker-style-name="T2"><text:span text:style-name="T2">D</text:span><text:span text:style-name="T6">é</text:span><text:span text:style-name="T2">partment de Sciences Biologiques</text:span></text:p>
      <text:p text:style-name="P1" loext:marker-style-name="T2"><text:span text:style-name="T2">Université de Montréal</text:span><text:span text:style-name="T2"/></text:p>
      <text:p text:style-name="P36" loext:marker-style-name="T2"/>
      <text:p text:style-name="P2" loext:marker-style-name="T3"><text:span text:style-name="T3">EMPLOYMENT</text:span><text:span text:style-name="T3"/></text:p>
      <text:p text:style-name="P37" loext:marker-style-name="T3"/>
      <text:p text:style-name="P38" loext:marker-style-name="T3"><text:span text:style-name="T3">November 2025</text:span><text:span text:style-name="T7">–</text:span><text:span text:style-name="T3">Present, Boston University</text:span></text:p>
      <text:p text:style-name="P13">Postdoctoral fellow</text:p>
      <text:p text:style-name="P8">Supervisor: Michael Dietze</text:p>
      <text:p text:style-name="P2" loext:marker-style-name="T3"><text:span text:style-name="T3"/></text:p>
      <text:p text:style-name="P2" loext:marker-style-name="T3"><text:span text:style-name="T3">August 2023–</text:span><text:span text:style-name="T4">October 2025</text:span><text:span text:style-name="T3">, Université de Montréal</text:span></text:p>
      <text:p text:style-name="P2" loext:marker-style-name="T8"><text:span text:style-name="T8">Postdoctoral fellow</text:span></text:p>
      <text:p text:style-name="P10">Supervisor: Timoth<text:span text:style-name="T5">é</text:span><text:span text:style-name="T22">e Poisot</text:span></text:p>
      <text:p text:style-name="P39" loext:marker-style-name="T15"/>
      <text:p text:style-name="P2" loext:marker-style-name="T15"><text:span text:style-name="T15">EDUCATION</text:span><text:span text:style-name="T15"/></text:p>
      <text:p text:style-name="P39" loext:marker-style-name="T15"/>
      <text:p text:style-name="P2" loext:marker-style-name="T15"><text:span text:style-name="T15">Aug. 2018–May 2023, University of Vermont</text:span><text:span text:style-name="T15"/></text:p>
      <text:p text:style-name="P2" loext:marker-style-name="T15"><text:span text:style-name="T15">Ph.D. Biology</text:span><text:span text:style-name="T15"/></text:p>
      <text:p text:style-name="P2" loext:marker-style-name="T15"><text:span text:style-name="T15">Advisor: Nicholas Gotelli</text:span><text:span text:style-name="T15"/></text:p>
      <text:list text:style-name="WWNum12">
        <text:list-item>
          <text:p text:style-name="P14" loext:marker-style-name="T15">Defense date: 8 March 2023</text:p>
        </text:list-item>
        <text:list-item>
          <text:p text:style-name="P14" loext:marker-style-name="T15"><text:span text:style-name="T18">Qu</text:span><text:span text:style-name="T19">antitative Evolutionary STEM Training (QuEST) program: </text:span><text:span text:style-name="T18">Trainee</text:span></text:p>
        </text:list-item>
        <text:list-item>
          <text:p text:style-name="P14" loext:marker-style-name="T15"><text:span text:style-name="T18">Vertebrate Collections Manager: Zadock Thompson Natural History Collections</text:span><text:span text:style-name="T15"/></text:p>
        </text:list-item>
      </text:list>
      <text:p text:style-name="P39" loext:marker-style-name="T15"/>
      <text:p text:style-name="P2" loext:marker-style-name="T15"><text:span text:style-name="T15">Jan. 2016–Dec. 2017, Missouri State University</text:span><text:span text:style-name="T15"/></text:p>
      <text:p text:style-name="P2" loext:marker-style-name="T15"><text:span text:style-name="T15">M.S. Biology</text:span><text:span text:style-name="T15"/></text:p>
      <text:p text:style-name="P2" loext:marker-style-name="T15"><text:span text:style-name="T15">Advisor: Sean Maher</text:span><text:span text:style-name="T15"/></text:p>
      <text:list xml:id="list406360737" text:style-name="WWNum4">
        <text:list-item>
          <text:p text:style-name="P15">Thesis: Island biogeography of small mammals and associated ectoparasites in the Ozark glades</text:p>
        </text:list-item>
      </text:list>
      <text:p text:style-name="P39" loext:marker-style-name="T15"/>
      <text:p text:style-name="P2" loext:marker-style-name="T15"><text:span text:style-name="T15">Aug. 2011-May 2015, Missouri State University</text:span><text:span text:style-name="T15"/></text:p>
      <text:p text:style-name="P2" loext:marker-style-name="T15"><text:span text:style-name="T15">B.S. Wildlife Biology (Summa cum Laude, Honors)</text:span><text:span text:style-name="T15"/></text:p>
      <text:p text:style-name="P39" loext:marker-style-name="T15"/>
      <text:p text:style-name="P2" loext:marker-style-name="T15"><text:span text:style-name="T15">PUBLICATIONS</text:span><text:span text:style-name="T15"/></text:p>
      <text:p text:style-name="P43" loext:marker-style-name="T18"/>
      <text:p text:style-name="P7">Ram<text:span text:style-name="T5">í</text:span><text:span text:style-name="T22">rez-Guerrero, G., Banville, F., </text:span><text:span text:style-name="T23">Beasley, E.M.</text:span><text:span text:style-name="T22">, Poisot, T., &amp; Cameron, C.B. Palaeoecological food webs through the Ordovician-Silurian extinction event of Anticosti Island, Québec. In review at</text:span><text:span text:style-name="T24"> Lethaia. </text:span></text:p>
      <text:p text:style-name="P9"/>
      <text:p text:style-name="P4"><text:span text:style-name="T25">Beasley, E.M. </text:span><text:span text:style-name="T26">&amp; Poisot, T. </text:span><text:span text:style-name="T27">Vaccination and immigration rates influence raccoon rabies elimination and recolonization in simulated urban-suburban landscapes. </text:span><text:span text:style-name="T26">In review at </text:span><text:span text:style-name="T13">Journal of Animal Ecology. </text:span><text:span text:style-name="T28">Preprint available at </text:span><text:a xlink:type="simple" xlink:href="https://doi.org/10.32942/X22K9H" text:style-name="Internet_20_link" text:visited-style-name="Visited_20_Internet_20_Link"><text:span text:style-name="T29">https://doi.org/10.32942/X22K9H</text:span></text:a><text:span text:style-name="T29">.</text:span></text:p>
      <text:p text:style-name="P9"><text:span text:style-name="T12"/></text:p>
      <text:p text:style-name="P4" loext:marker-style-name="T9"><text:soft-page-break/><text:span text:style-name="T18">Soucy, C.P., Banville, F., </text:span><text:span text:style-name="T15">Beasley, E.M.</text:span><text:span text:style-name="T18">, Lefebvre, B., Poisot, T., &amp; Cameron, C.B. Modeling the palaeoecological trophic network of the Lower Ordovician Fezouata Shale (Morocco) fossil fauna. In review at </text:span><text:span text:style-name="T9">Proceedings of the Royal Society B. </text:span></text:p>
      <text:p text:style-name="P30" loext:marker-style-name="T18"><text:span text:style-name="T16"/></text:p>
      <text:p text:style-name="P30" loext:marker-style-name="T18"><text:span text:style-name="T15">Beasley, E.M</text:span><text:span text:style-name="T18">. </text:span><text:span text:style-name="T20">2024. </text:span><text:span text:style-name="T18">Host traits explain more variation in occupancy of generalists than specialists due to strong host preferences among generalists. </text:span><text:span text:style-name="T9">Journal of Parasitology </text:span><text:span text:style-name="T18">110(6): 577–589.</text:span></text:p>
      <text:p text:style-name="P44" loext:marker-style-name="T18"/>
      <text:p text:style-name="P30" loext:marker-style-name="T9"><text:span text:style-name="T15">Beasley, E.M</text:span><text:span text:style-name="T18">. 2024. Ecologically informed priors improve Bayesian model estimates of species richness and occupancy for undetected species. </text:span><text:span text:style-name="T9">Ecological Applications</text:span><text:span text:style-name="T18"> 34(2):e2941.</text:span></text:p>
      <text:p text:style-name="P44" loext:marker-style-name="T18"/>
      <text:p text:style-name="P30" loext:marker-style-name="T18"><text:span text:style-name="T15">Beasley, E.M</text:span><text:span text:style-name="T18">.,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18">60:1–13.</text:span></text:p>
      <text:p text:style-name="P44" loext:marker-style-name="T18"/>
      <text:p text:style-name="P30" loext:marker-style-name="T15"><text:span text:style-name="T15">Beasley, E.M.</text:span><text:span text:style-name="T18">, Aristizábal, N., Bueno, E.M., &amp; White, E.R. 2022. </text:span>Spatially explicit models predict coffee rust spread in fragmented landscapes. <text:span text:style-name="T8">Landscape Ecology </text:span>37: 2165-2178.<text:span text:style-name="T8"> </text:span>https://doi.org/10.1007/s10980-022-01473-1</text:p>
      <text:p text:style-name="P44" loext:marker-style-name="T18"/>
      <text:p text:style-name="P30" loext:marker-style-name="T18"><text:span text:style-name="T15">Beasley, E.M.</text:span><text:span text:style-name="T18"> &amp; Maher, S.P. 2019. </text:span>Small mammal community composition varies among Ozark glades<text:span text:style-name="T18">. </text:span><text:span text:style-name="T11">Journal of Mammalogy </text:span><text:span text:style-name="T18">100:1774–1782.</text:span></text:p>
      <text:p text:style-name="P47" loext:marker-style-name="T9"/>
      <text:p text:style-name="P30" loext:marker-style-name="T14"><text:span text:style-name="T14">WORKING GROUPS</text:span><text:span text:style-name="T14"/></text:p>
      <text:p text:style-name="P42" loext:marker-style-name="T14"/>
      <text:p text:style-name="P31" loext:marker-style-name="T18"><text:span text:style-name="T18">2024<text:tab/>North American Raccoon Rabies Working Group (Organizer). Funded by the Wellcome Trust and falls under the mandate of the North American Rabies Management Plan.</text:span><text:span text:style-name="T18"/></text:p>
      <text:p text:style-name="P45" loext:marker-style-name="T18"/>
      <text:p text:style-name="P32" loext:marker-style-name="T15"><text:span text:style-name="T15">TEACHING</text:span></text:p>
      <text:p text:style-name="P32" loext:marker-style-name="T15"><text:span text:style-name="T15"/></text:p>
      <text:p text:style-name="P51" loext:marker-style-name="T15"><text:span text:style-name="T15">Workshop Instructor</text:span></text:p>
      <text:p text:style-name="P11"><text:tab/>2025<text:tab/>QCBS R Workshop Series</text:p>
      <text:list text:style-name="L1">
        <text:list-item>
          <text:p text:style-name="P52">Generalized Linear Models</text:p>
        </text:list-item>
        <text:list-item>
          <text:p text:style-name="P52">Multivariate Statistics</text:p>
        </text:list-item>
      </text:list>
      <text:p text:style-name="P12"><text:tab/></text:p>
      <text:p text:style-name="P12"><text:tab/>2022<text:tab/><text:span text:style-name="T21">Zadock Thompson Zoological Collections: Small Mammal Specimen Preparation</text:span></text:p>
      <text:p text:style-name="P40" loext:marker-style-name="T15"/>
      <text:p text:style-name="P32" loext:marker-style-name="T15"><text:span text:style-name="T15">August 2019–</text:span><text:span text:style-name="T17">May 2023</text:span><text:span text:style-name="T15">, University of Vermont</text:span></text:p>
      <text:p text:style-name="P32" loext:marker-style-name="T11"><text:span text:style-name="T11">Instructor</text:span></text:p>
      <text:list text:style-name="WWNum16">
        <text:list-item>
          <text:p text:style-name="P17"><text:span text:style-name="T30">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text:soft-page-break/>cleaning data, planning and executing an analysis, and data visualization. Students apply these skills to existing datasets from the realms of ecology and public health. </text:p>
        </text:list-item>
      </text:list>
      <text:p text:style-name="P48" loext:marker-style-name="T11"/>
      <text:p text:style-name="P32" loext:marker-style-name="T11"><text:span text:style-name="T11">Teaching Assistant</text:span></text:p>
      <text:list text:continue-list="list406360737" text:style-name="WWNum4">
        <text:list-item>
          <text:p text:style-name="P16" loext:marker-style-name="T30"><text:span text:style-name="T30">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49" loext:marker-style-name="T11"/>
      <text:list text:continue-numbering="true" text:style-name="WWNum4">
        <text:list-item>
          <text:p text:style-name="P16" loext:marker-style-name="T11"><text:span text:style-name="T18">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50" loext:marker-style-name="T11"/>
      <text:list text:continue-numbering="true" text:style-name="WWNum4">
        <text:list-item>
          <text:p text:style-name="P16" loext:marker-style-name="T11"><text:span text:style-name="T30">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40" loext:marker-style-name="T15"/>
      <text:p text:style-name="P33" loext:marker-style-name="T15"><text:span text:style-name="T15">Jan. 2016-Dec. 2017, Missouri State University</text:span></text:p>
      <text:p text:style-name="P33" loext:marker-style-name="T8"><text:span text:style-name="T8">Teaching Assistant</text:span></text:p>
      <text:list text:style-name="WWNum6">
        <text:list-item>
          <text:p text:style-name="P18">Introductory Biology II. Present introductory biology lab material in a clear and understandable manner. Teach essential scientific and writing skills through class experiments and lab reports. </text:p>
        </text:list-item>
        <text:list-item>
          <text:p text:style-name="P18">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18">Mammalogy. Organize field trips, including transporting field gear such as traps, bait, etc. Instruct students on field methods for trapping and collecting data on small mammals in southwest Missouri.</text:p>
        </text:list-item>
      </text:list>
      <text:p text:style-name="P41" loext:marker-style-name="T15"/>
      <text:p text:style-name="P33" loext:marker-style-name="T15"><text:span text:style-name="T15">AWARDS</text:span></text:p>
      <text:list text:style-name="WWNum10">
        <text:list-item>
          <text:p text:style-name="P19" loext:marker-style-name="T15">American Society of Mammalogists Early Career Travel Award (2024, <text:span text:style-name="T31">2025</text:span>)</text:p>
        </text:list-item>
        <text:list-item>
          <text:p text:style-name="P19" loext:marker-style-name="T15">University of Vermont GTA of the Year (2023)</text:p>
        </text:list-item>
        <text:list-item>
          <text:p text:style-name="P19" loext:marker-style-name="T15">American Society of Mammalogists Student Travel Award (2022)</text:p>
        </text:list-item>
        <text:list-item>
          <text:p text:style-name="P19" loext:marker-style-name="T15"><text:span text:style-name="T18">American Society of Mammalogists Annie M. Alexander Award (2018)</text:span></text:p>
        </text:list-item>
        <text:list-item>
          <text:p text:style-name="P19" loext:marker-style-name="T32">Central Plains Society of Mammalogists Best Talk by a Master’s Student (2017)</text:p>
        </text:list-item>
      </text:list>
      <text:p text:style-name="P41" loext:marker-style-name="T15"><text:soft-page-break/></text:p>
      <text:p text:style-name="P41" loext:marker-style-name="T15">PRESENTATIONS<text:span text:style-name="T15"/></text:p>
      <text:p text:style-name="P43" loext:marker-style-name="T18"/>
      <text:p text:style-name="P46" loext:marker-style-name="T18">2025<text:tab/>Canadian Society of Ecology and Evolution. Vaccination and immigration rates influence rabies dynamics in simulated urban landscapes. Talk.</text:p>
      <text:p text:style-name="P46" loext:marker-style-name="T18"/>
      <text:p text:style-name="P46" loext:marker-style-name="T18">2025<text:tab/>American Society of Mammalogists Annual Meeting. Complementary modeling approaches predict rabies risk corridors from the United States to Canada. Talk.</text:p>
      <text:p text:style-name="P45" loext:marker-style-name="T18"/>
      <text:p text:style-name="P45" loext:marker-style-name="T18">2024<text:tab/>American Society of Mammalogists Annual Meeting. Seroprevalence rates and landscape barriers influence rabies dynamics in simulated urban landscapes. Talk.<text:span text:style-name="T18"/></text:p>
      <text:p text:style-name="P45" loext:marker-style-name="T18"/>
      <text:p text:style-name="P31" loext:marker-style-name="T18"><text:span text:style-name="T18">2023<text:tab/>American Society of Mammalogists Annual Meeting. Ectoparasite life history traits influence occupancy patterns at varying organizational scales. Talk.</text:span><text:span text:style-name="T18"/></text:p>
      <text:p text:style-name="P45" loext:marker-style-name="T18"/>
      <text:p text:style-name="P31" loext:marker-style-name="T18"><text:span text:style-name="T18">2022<text:tab/>American Society of Mammalogists Annual Meeting. The impact of oral rabies vaccination targeting raccoons across a development intensity gradient in Burlington, Vermont, USA, 2015-2017. Talk.</text:span><text:span text:style-name="T18"/></text:p>
      <text:p text:style-name="P45" loext:marker-style-name="T18"/>
      <text:p text:style-name="P31" loext:marker-style-name="T18"><text:span text:style-name="T18">2021<text:tab/>The Wildlife Society Annual Meeting (Virtual). Vaccine baiting strategy influences rabies seroprevalence rates in urban raccoon populations. Talk.</text:span><text:span text:style-name="T18"/></text:p>
      <text:p text:style-name="P45" loext:marker-style-name="T18"/>
      <text:p text:style-name="P31" loext:marker-style-name="T18"><text:span text:style-name="T18">2021<text:tab/>Ecological Society of America Annual Meeting (Virtual). Dealing with nondetection: ecologically informed priors improve Bayesian model estimates of missing species. Talk.</text:span><text:span text:style-name="T18"/></text:p>
      <text:p text:style-name="P45" loext:marker-style-name="T18"/>
      <text:p text:style-name="P31" loext:marker-style-name="T18"><text:span text:style-name="T18">2021<text:tab/>American Society of Mammalogists Annual Meeting (Virtual). Dealing with nondetection: ecologically informed priors improve Bayesian model estimates of missing species. Talk.</text:span><text:span text:style-name="T18"/></text:p>
      <text:p text:style-name="P45" loext:marker-style-name="T18"/>
      <text:p text:style-name="P31" loext:marker-style-name="T18"><text:span text:style-name="T18">2020<text:tab/>Ecological Society of America Annual Meeting (Virtual). The spore of the beans: Using spatially explicit methods to model the spread of coffee rust in simulated landscapes. Talk.</text:span></text:p>
      <text:p text:style-name="P45" loext:marker-style-name="T18"/>
      <text:p text:style-name="P30" loext:marker-style-name="T15"><text:span text:style-name="T15">PROFESSIONAL DEVELOPMENT</text:span><text:span text:style-name="T15"/></text:p>
      <text:p text:style-name="P41" loext:marker-style-name="T15"/>
      <text:p text:style-name="P53" loext:marker-style-name="T18"><text:span text:style-name="T18">2025<text:tab/>Introduction to Databases: Quebec Center for Biodiversity Science (QCBS) Workshop</text:span></text:p>
      <text:p text:style-name="P31" loext:marker-style-name="T18"><text:span text:style-name="T18"/></text:p>
      <text:p text:style-name="P31" loext:marker-style-name="T18"><text:span text:style-name="T18">2018<text:tab/></text:span>Holistic Specimen Collection Workshop: Small Mammal Parasite Sampling, Preservation, and Identification. American Society of Mammalogists Annual Meeting.</text:p>
      <text:p text:style-name="P41" loext:marker-style-name="T15"/>
      <text:p text:style-name="P39" loext:marker-style-name="T15"/>
      <text:p text:style-name="P2" loext:marker-style-name="T15"><text:span text:style-name="T15">OTHER EMPLOYMENT</text:span><text:span text:style-name="T15"/></text:p>
      <text:p text:style-name="P39" loext:marker-style-name="T15"/>
      <text:p text:style-name="P2" loext:marker-style-name="T15"><text:soft-page-break/><text:span text:style-name="T15">Feb. 2018-July 2018, Nemours Wildlife Foundation</text:span><text:span text:style-name="T15"/></text:p>
      <text:p text:style-name="P2" loext:marker-style-name="T11"><text:span text:style-name="T11">Wildlife Technician</text:span><text:span text:style-name="T11"/></text:p>
      <text:list text:style-name="WWNum11">
        <text:list-item>
          <text:p text:style-name="P20" loext:marker-style-name="T18"><text:span text:style-name="T18">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18"/></text:p>
        </text:list-item>
      </text:list>
      <text:p text:style-name="P39" loext:marker-style-name="T15"/>
      <text:p text:style-name="P2" loext:marker-style-name="T15"><text:span text:style-name="T15">May 2015-Aug. 2015, Missouri State University</text:span><text:span text:style-name="T15"/></text:p>
      <text:p text:style-name="P2" loext:marker-style-name="T8"><text:span text:style-name="T8">Field Biologist</text:span><text:span text:style-name="T8"/></text:p>
      <text:list text:style-name="WWNum7">
        <text:list-item>
          <text:p text:style-name="P21">Tracked alligator snapping turtles using radiotelemetry. Collected environmental data. Operated small-engine boat in adverse weather conditions.</text:p>
        </text:list-item>
      </text:list>
      <text:p text:style-name="P39" loext:marker-style-name="T15"/>
      <text:p text:style-name="P2" loext:marker-style-name="T15"><text:span text:style-name="T15">SKILLS</text:span><text:span text:style-name="T15"/></text:p>
      <text:list text:style-name="WWNum9">
        <text:list-item>
          <text:p text:style-name="P22"><text:span text:style-name="T8">Computer Skills: </text:span>R, Git, BUGS/JAGS, Julia, Python</text:p>
        </text:list-item>
        <text:list-item>
          <text:p text:style-name="P22"><text:span text:style-name="T8">Other Skills: </text:span>Small mammal trapping/handling, ectoparasite identification, small mammal collection curation and specimen preparation, camera trap operation, radiotelemetry</text:p>
        </text:list-item>
      </text:list>
      <text:p text:style-name="P39" loext:marker-style-name="T15"/>
      <text:p text:style-name="P2" loext:marker-style-name="T15"><text:span text:style-name="T15">EXTRAMURAL GRANTS</text:span><text:span text:style-name="T15"/></text:p>
      <text:list text:style-name="WWNum15">
        <text:list-item>
          <text:p text:style-name="P23" loext:marker-style-name="T15">American Society of Mammalogists Grant-in-Aid of Research (2020-2021, 1500 USD)<text:span text:style-name="T15"/></text:p>
        </text:list-item>
        <text:list-item>
          <text:p text:style-name="P23" loext:marker-style-name="T15"><text:span text:style-name="T18">Theodore Roosevelt Memorial Fund (Apr. 2019–Apr. 2020, 750 USD)</text:span></text:p>
        </text:list-item>
      </text:list>
      <text:p text:style-name="P3"/>
      <text:p text:style-name="P2" loext:marker-style-name="T15"><text:span text:style-name="T15">SERVICE</text:span></text:p>
      <text:list text:style-name="WWNum17">
        <text:list-item>
          <text:p text:style-name="P24">Open Data Hours Peer Mentoring Group: Organizer and mentor (2023-<text:span text:style-name="T33">2024</text:span>)</text:p>
        </text:list-item>
        <text:list-item>
          <text:p text:style-name="P24">American Society of Mammalogists Inclusion, Diversity, Equity, and Anti-Bias Committee member (2022–Present)</text:p>
        </text:list-item>
      </text:list>
      <text:p text:style-name="P2"/>
      <text:p text:style-name="P2">Manuscripts Reviewed:</text:p>
      <text:p text:style-name="P35" loext:marker-style-name="T8"><text:tab/><text:span text:style-name="T34">2025<text:tab/></text:span><text:span text:style-name="T10">Ecology</text:span></text:p>
      <text:p text:style-name="P35" loext:marker-style-name="T8"><text:tab/>2024<text:tab/><text:span text:style-name="T8">PLOS Computational Biology</text:span><text:span text:style-name="T8"/></text:p>
      <text:p text:style-name="P5" loext:marker-style-name="T8">2022<text:tab/><text:span text:style-name="T8">Ecology</text:span><text:span text:style-name="T8"/></text:p>
      <text:p text:style-name="P5">2020<text:tab/><text:span text:style-name="T8">Agriculture, Ecosystems, and Environment; Ecological Monographs</text:span></text:p>
      <text:p text:style-name="P5">2019<text:tab/><text:span text:style-name="T8">Theoretical Ecology </text:span></text:p>
      <text:p text:style-name="P39" loext:marker-style-name="T15"/>
      <text:p text:style-name="P2" loext:marker-style-name="T15"><text:span text:style-name="T15">MEMBERSHIPS</text:span><text:span text:style-name="T15"/></text:p>
      <text:list text:style-name="WWNum14">
        <text:list-item>
          <text:p text:style-name="P26" loext:marker-style-name="T15">Canadian Society for Ecology and Evolution</text:p>
        </text:list-item>
        <text:list-item>
          <text:p text:style-name="P25" loext:marker-style-name="T15">Quebec Center for Biodiversity Science<text:span text:style-name="T15"/></text:p>
        </text:list-item>
        <text:list-item>
          <text:p text:style-name="P25" loext:marker-style-name="T15">American Society of Mammalogists<text:span text:style-name="T15"/></text:p>
        </text:list-item>
        <text:list-item>
          <text:p text:style-name="P25" loext:marker-style-name="T15">Ecological Society of America<text:span text:style-name="T15"/></text:p>
        </text:list-item>
        <text:list-item>
          <text:p text:style-name="P25" loext:marker-style-name="T15">American Society of Parasitologists<text:span text:style-name="T15"/></text:p>
        </text:list-item>
        <text:list-item>
          <text:p text:style-name="P25" loext:marker-style-name="T15">The Wildlife Society (former member)<text:span text:style-name="T1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sley</meta:initial-creator>
    <meta:editing-cycles>132</meta:editing-cycles>
    <meta:print-date>2022-06-30T15:26:00</meta:print-date>
    <meta:creation-date>2018-03-12T15:19:00</meta:creation-date>
    <dc:date>2025-10-30T10:36:04.738364586</dc:date>
    <meta:editing-duration>PT5H44M47S</meta:editing-duration>
    <meta:generator>LibreOffice/24.2.7.2$Linux_X86_64 LibreOffice_project/420$Build-2</meta:generator>
    <meta:document-statistic meta:table-count="0" meta:image-count="0" meta:object-count="0" meta:page-count="5" meta:paragraph-count="103" meta:word-count="1309" meta:character-count="9637" meta:non-whitespace-character-count="8462"/>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